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history">
        <table:table-row>
          <table:table-cell office:value-type="float" office:value="1">
            <text:p>1</text:p>
          </table:table-cell>
          <table:table-cell office:value-type="string">
            <text:p>ans_f4e2cc3b-1627-449a-948e-2cbda229d0fc</text:p>
          </table:table-cell>
          <table:table-cell office:value-type="string">
            <text:p>key_497845bb-0630-4474-9090-6200bd2aecfe</text:p>
          </table:table-cell>
          <table:table-cell office:value-type="string">
            <text:p>Hola! Soy tu guía virtual de salud? 🩺
Contame, En que Podemos ayudarte?

 ✍🏼 Si queres conocer las Opciones de consultas escribi *Menu*</text:p>
          </table:table-cell>
          <table:table-cell office:value-type="string">
            <text:p>1104a880b69c39f6036b4e59a8f54c6d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{"ref":"key_8cefc74d-7632-4034-9505-d293472cb459","keyword":"Menu","options":{"sensitive":false,"regex":false},"refSerialize":"d96908895e9431dd66a4de187fce83a6"},{"ref":"ans_145516e0-77fc-4b4c-8443-2b4b8c8d37f6","keyword":"key_8cefc74d-7632-4034-9505-d293472cb459","answer":"Escribe el numero: \n\n🌡 *1*.  Siento Fiebre\n💧 *2*.  Me Siento Triste\n💊 *3*.  Nesecito Medicamentos","options":{"media":null,"buttons":[],"capture":false,"child":null,"delay":0,"nested":[{"ref":"key_135cf5aa-c24a-46aa-9092-5a1d2274579e","keyword":["1","uno","Siento Fiebre"],"options":{"sensitive":false,"regex":false},"refSerialize":"c205ad00680664d5e829897e75a6700a"},{"ref":"ans_e198de0f-89d0-4409-a0f9-5f68822ff362","keyword":"key_135cf5aa-c24a-46aa-9092-5a1d2274579e","answer":"🌡 ¿Desde Cuando tenes Fiebre? \n\n✍🏼 *1*.  24hs\n✍🏼 *2*.  2 dias\n✍🏼 *3*.  3 dias\n✍🏼 *4*.  Mas de 5 dias","options":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,"refSerialize":"0d9cfbed1fad6af9eccc82a02368e45b"}],"keyword":{},"callback":false},"refSerialize":"64c0d3e3749aa82ea52bd960e0126ac3"}],"keyword":{},"callback":false}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70a4a034-e885-49fe-92b9-fea81736ea37</text:p>
          </table:table-cell>
          <table:table-cell office:value-type="string">
            <text:p>1104a880b69c39f6036b4e59a8f54c6d</text:p>
          </table:table-cell>
          <table:table-cell office:value-type="string">
            <text:p>Menu</text:p>
          </table:table-cell>
          <table:table-cell office:value-type="string">
            <text:p>1943ef5752ef89f46d7b613aaf765c9b</text:p>
          </table:table-cell>
          <table:table-cell office:value-type="string">
            <text:p>5492954565149</text:p>
          </table:table-cell>
          <table:table-cell office:value-type="string">
            <text:p>{}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ns_145516e0-77fc-4b4c-8443-2b4b8c8d37f6</text:p>
          </table:table-cell>
          <table:table-cell office:value-type="string">
            <text:p>key_8cefc74d-7632-4034-9505-d293472cb459</text:p>
          </table:table-cell>
          <table:table-cell office:value-type="string">
            <text:p>Escribe el numero: 

🌡 *1*.  Siento Fiebre
💧 *2*.  Me Siento Triste
💊 *3*.  Nesecito Medicamentos</text:p>
          </table:table-cell>
          <table:table-cell office:value-type="string">
            <text:p>64c0d3e3749aa82ea52bd960e0126ac3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{"ref":"key_135cf5aa-c24a-46aa-9092-5a1d2274579e","keyword":["1","uno","Siento Fiebre"],"options":{"sensitive":false,"regex":false},"refSerialize":"c205ad00680664d5e829897e75a6700a"},{"ref":"ans_e198de0f-89d0-4409-a0f9-5f68822ff362","keyword":"key_135cf5aa-c24a-46aa-9092-5a1d2274579e","answer":"🌡 ¿Desde Cuando tenes Fiebre? \n\n✍🏼 *1*.  24hs\n✍🏼 *2*.  2 dias\n✍🏼 *3*.  3 dias\n✍🏼 *4*.  Mas de 5 dias","options":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,"refSerialize":"0d9cfbed1fad6af9eccc82a02368e45b"}],"keyword":{},"callback":false}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876bfa37-e900-494b-b7a4-8f3f4f3b7f86</text:p>
          </table:table-cell>
          <table:table-cell office:value-type="string">
            <text:p>64c0d3e3749aa82ea52bd960e0126ac3</text:p>
          </table:table-cell>
          <table:table-cell office:value-type="string">
            <text:p>1</text:p>
          </table:table-cell>
          <table:table-cell office:value-type="string">
            <text:p>290236b1d481a790a200ea6e94b2122a</text:p>
          </table:table-cell>
          <table:table-cell office:value-type="string">
            <text:p>5492954565149</text:p>
          </table:table-cell>
          <table:table-cell office:value-type="string">
            <text:p>{}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ns_e198de0f-89d0-4409-a0f9-5f68822ff362</text:p>
          </table:table-cell>
          <table:table-cell office:value-type="string">
            <text:p>key_135cf5aa-c24a-46aa-9092-5a1d2274579e</text:p>
          </table:table-cell>
          <table:table-cell office:value-type="string">
            <text:p>🌡 ¿Desde Cuando tenes Fiebre? 

✍🏼 *1*.  24hs
✍🏼 *2*.  2 dias
✍🏼 *3*.  3 dias
✍🏼 *4*.  Mas de 5 dias</text:p>
          </table:table-cell>
          <table:table-cell office:value-type="string">
            <text:p>0d9cfbed1fad6af9eccc82a02368e45b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a431fea-1a20-4ac8-9efb-8cc847d85ae0</text:p>
          </table:table-cell>
          <table:table-cell office:value-type="string">
            <text:p>0d9cfbed1fad6af9eccc82a02368e45b</text:p>
          </table:table-cell>
          <table:table-cell office:value-type="string">
            <text:p>2</text:p>
          </table:table-cell>
          <table:table-cell office:value-type="string">
            <text:p>2294c3d08b53a6effa5df696a15b9d30</text:p>
          </table:table-cell>
          <table:table-cell office:value-type="string">
            <text:p>5492954565149</text:p>
          </table:table-cell>
          <table:table-cell office:value-type="string">
            <text:p>{}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ns_8009175c-1ca1-4938-ba22-702722a8b646</text:p>
          </table:table-cell>
          <table:table-cell office:value-type="string">
            <text:p>key_44de31a2-268a-4b0a-9833-86a5d86a345f</text:p>
          </table:table-cell>
          <table:table-cell office:value-type="string">
            <text:p>🕐¿En que horario te podemos contactar? 

🌅 *1*.  Cualquier hora
⏰ *2*.   Mañana
🌞 *3*.   Tarde
🌜 *4*.   Noche</text:p>
          </table:table-cell>
          <table:table-cell office:value-type="string">
            <text:p>104240abc954ca673930ccab7162dd07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37595cc1-8f28-48a4-aea1-0d8ce3cf7421</text:p>
          </table:table-cell>
          <table:table-cell office:value-type="string">
            <text:p>104240abc954ca673930ccab7162dd07</text:p>
          </table:table-cell>
          <table:table-cell office:value-type="string">
            <text:p>1</text:p>
          </table:table-cell>
          <table:table-cell office:value-type="string">
            <text:p>290236b1d481a790a200ea6e94b2122a</text:p>
          </table:table-cell>
          <table:table-cell office:value-type="string">
            <text:p>5492954565149</text:p>
          </table:table-cell>
          <table:table-cell office:value-type="string">
            <text:p>{}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ns_aaa02e9c-381d-4e40-bd40-f0aea1713844</text:p>
          </table:table-cell>
          <table:table-cell office:value-type="string">
            <text:p>key_6ac14136-d3e8-45ba-bcf7-832510c0d640</text:p>
          </table:table-cell>
          <table:table-cell office:value-type="string">
            <text:p>🏠 ¿En que barrio y calle vivis?</text:p>
          </table:table-cell>
          <table:table-cell office:value-type="string">
            <text:p>c82c31173e8e7ccd13469f9f3ae75582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9b8601a1-472b-4e33-8ac8-e6a64ad6bf4f</text:p>
          </table:table-cell>
          <table:table-cell office:value-type="string">
            <text:p>c82c31173e8e7ccd13469f9f3ae75582</text:p>
          </table:table-cell>
          <table:table-cell office:value-type="string">
            <text:p>San martin</text:p>
          </table:table-cell>
          <table:table-cell office:value-type="string">
            <text:p>269cee87d736337f00e6a01fc46828f9</text:p>
          </table:table-cell>
          <table:table-cell office:value-type="string">
            <text:p>5492954565149</text:p>
          </table:table-cell>
          <table:table-cell office:value-type="string">
            <text:p>{}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ns_a0d45a3e-6aa8-403e-a32a-2f45a823f159</text:p>
          </table:table-cell>
          <table:table-cell office:value-type="string">
            <text:p>key_4723a4f9-b59e-4ef6-999e-47fb7051637e</text:p>
          </table:table-cell>
          <table:table-cell office:value-type="string">
            <text:p>❤ Gracias por contactarte, te brindaremos una respuesta dentro de las próximas 24hs.</text:p>
          </table:table-cell>
          <table:table-cell office:value-type="string">
            <text:p>36a8ee779741da05292b79347ca11a31</text:p>
          </table:table-cell>
          <table:table-cell office:value-type="string">
            <text:p>5492954565149</text:p>
          </table:table-cell>
          <table:table-cell office:value-type="string">
            <text:p>{"media":null,"buttons":[],"capture":false,"child":null,"delay":0,"nested":[],"keyword":{},"callback":false}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ans_f4e2cc3b-1627-449a-948e-2cbda229d0fc</text:p>
          </table:table-cell>
          <table:table-cell office:value-type="string">
            <text:p>key_497845bb-0630-4474-9090-6200bd2aecfe</text:p>
          </table:table-cell>
          <table:table-cell office:value-type="string">
            <text:p>Hola! Soy tu guía virtual de salud? 🩺
Contame, En que Podemos ayudarte?

 ✍🏼 Si queres conocer las Opciones de consultas escribi *Menu*</text:p>
          </table:table-cell>
          <table:table-cell office:value-type="string">
            <text:p>1104a880b69c39f6036b4e59a8f54c6d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{"ref":"key_8cefc74d-7632-4034-9505-d293472cb459","keyword":"Menu","options":{"sensitive":false,"regex":false},"refSerialize":"d96908895e9431dd66a4de187fce83a6"},{"ref":"ans_145516e0-77fc-4b4c-8443-2b4b8c8d37f6","keyword":"key_8cefc74d-7632-4034-9505-d293472cb459","answer":"Escribe el numero: \n\n🌡 *1*.  Siento Fiebre\n💧 *2*.  Me Siento Triste\n💊 *3*.  Nesecito Medicamentos","options":{"media":null,"buttons":[],"capture":false,"child":null,"delay":0,"nested":[{"ref":"key_135cf5aa-c24a-46aa-9092-5a1d2274579e","keyword":["1","uno","Siento Fiebre"],"options":{"sensitive":false,"regex":false},"refSerialize":"c205ad00680664d5e829897e75a6700a"},{"ref":"ans_e198de0f-89d0-4409-a0f9-5f68822ff362","keyword":"key_135cf5aa-c24a-46aa-9092-5a1d2274579e","answer":"🌡 ¿Desde Cuando tenes Fiebre? \n\n✍🏼 *1*.  24hs\n✍🏼 *2*.  2 dias\n✍🏼 *3*.  3 dias\n✍🏼 *4*.  Mas de 5 dias","options":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,"refSerialize":"0d9cfbed1fad6af9eccc82a02368e45b"}],"keyword":{},"callback":false},"refSerialize":"64c0d3e3749aa82ea52bd960e0126ac3"}],"keyword":{},"callback":false}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54b5771-3ea5-4b2c-9e26-b6dc5b8b7795</text:p>
          </table:table-cell>
          <table:table-cell office:value-type="string">
            <text:p>1104a880b69c39f6036b4e59a8f54c6d</text:p>
          </table:table-cell>
          <table:table-cell office:value-type="string">
            <text:p>Menu</text:p>
          </table:table-cell>
          <table:table-cell office:value-type="string">
            <text:p>1943ef5752ef89f46d7b613aaf765c9b</text:p>
          </table:table-cell>
          <table:table-cell office:value-type="string">
            <text:p>5493804670202</text:p>
          </table:table-cell>
          <table:table-cell office:value-type="string">
            <text:p>{}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ns_145516e0-77fc-4b4c-8443-2b4b8c8d37f6</text:p>
          </table:table-cell>
          <table:table-cell office:value-type="string">
            <text:p>key_8cefc74d-7632-4034-9505-d293472cb459</text:p>
          </table:table-cell>
          <table:table-cell office:value-type="string">
            <text:p>Escribe el numero: 

🌡 *1*.  Siento Fiebre
💧 *2*.  Me Siento Triste
💊 *3*.  Nesecito Medicamentos</text:p>
          </table:table-cell>
          <table:table-cell office:value-type="string">
            <text:p>64c0d3e3749aa82ea52bd960e0126ac3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{"ref":"key_135cf5aa-c24a-46aa-9092-5a1d2274579e","keyword":["1","uno","Siento Fiebre"],"options":{"sensitive":false,"regex":false},"refSerialize":"c205ad00680664d5e829897e75a6700a"},{"ref":"ans_e198de0f-89d0-4409-a0f9-5f68822ff362","keyword":"key_135cf5aa-c24a-46aa-9092-5a1d2274579e","answer":"🌡 ¿Desde Cuando tenes Fiebre? \n\n✍🏼 *1*.  24hs\n✍🏼 *2*.  2 dias\n✍🏼 *3*.  3 dias\n✍🏼 *4*.  Mas de 5 dias","options":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,"refSerialize":"0d9cfbed1fad6af9eccc82a02368e45b"}],"keyword":{},"callback":false}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650dadd2-fe38-42fe-8913-1c7a2e1e1323</text:p>
          </table:table-cell>
          <table:table-cell office:value-type="string">
            <text:p>64c0d3e3749aa82ea52bd960e0126ac3</text:p>
          </table:table-cell>
          <table:table-cell office:value-type="string">
            <text:p>1</text:p>
          </table:table-cell>
          <table:table-cell office:value-type="string">
            <text:p>290236b1d481a790a200ea6e94b2122a</text:p>
          </table:table-cell>
          <table:table-cell office:value-type="string">
            <text:p>5493804670202</text:p>
          </table:table-cell>
          <table:table-cell office:value-type="string">
            <text:p>{}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ns_e198de0f-89d0-4409-a0f9-5f68822ff362</text:p>
          </table:table-cell>
          <table:table-cell office:value-type="string">
            <text:p>key_135cf5aa-c24a-46aa-9092-5a1d2274579e</text:p>
          </table:table-cell>
          <table:table-cell office:value-type="string">
            <text:p>🌡 ¿Desde Cuando tenes Fiebre? 

✍🏼 *1*.  24hs
✍🏼 *2*.  2 dias
✍🏼 *3*.  3 dias
✍🏼 *4*.  Mas de 5 dias</text:p>
          </table:table-cell>
          <table:table-cell office:value-type="string">
            <text:p>0d9cfbed1fad6af9eccc82a02368e45b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{"ref":"key_44de31a2-268a-4b0a-9833-86a5d86a345f","keyword":["1","uno","2","dos","3","tres","4","cuatro"],"options":{"sensitive":false,"regex":false},"refSerialize":"a4672e860cb4f2636d3f297c5f4a8520"},{"ref":"ans_8009175c-1ca1-4938-ba22-702722a8b646","keyword":"key_44de31a2-268a-4b0a-9833-86a5d86a345f","answer":"🕐¿En que horario te podemos contactar? \n\n🌅 *1*.  Cualquier hora\n⏰ *2*.   Mañana\n🌞 *3*.   Tarde\n🌜 *4*.   Noche","options":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,"refSerialize":"104240abc954ca673930ccab7162dd07"}],"keyword":{},"callback":false}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2adaf2a-6bf8-4562-9b4a-6bbf14a7e245</text:p>
          </table:table-cell>
          <table:table-cell office:value-type="string">
            <text:p>0d9cfbed1fad6af9eccc82a02368e45b</text:p>
          </table:table-cell>
          <table:table-cell office:value-type="string">
            <text:p>3</text:p>
          </table:table-cell>
          <table:table-cell office:value-type="string">
            <text:p>7af65864494b12f0f7ef00589f4d3979</text:p>
          </table:table-cell>
          <table:table-cell office:value-type="string">
            <text:p>5493804670202</text:p>
          </table:table-cell>
          <table:table-cell office:value-type="string">
            <text:p>{}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ns_8009175c-1ca1-4938-ba22-702722a8b646</text:p>
          </table:table-cell>
          <table:table-cell office:value-type="string">
            <text:p>key_44de31a2-268a-4b0a-9833-86a5d86a345f</text:p>
          </table:table-cell>
          <table:table-cell office:value-type="string">
            <text:p>🕐¿En que horario te podemos contactar? 

🌅 *1*.  Cualquier hora
⏰ *2*.   Mañana
🌞 *3*.   Tarde
🌜 *4*.   Noche</text:p>
          </table:table-cell>
          <table:table-cell office:value-type="string">
            <text:p>104240abc954ca673930ccab7162dd07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{"ref":"key_6ac14136-d3e8-45ba-bcf7-832510c0d640","keyword":["1","uno","2","dos","3","tres","4","cuatro"],"options":{"sensitive":false,"regex":false},"refSerialize":"a4672e860cb4f2636d3f297c5f4a8520"},{"ref":"ans_aaa02e9c-381d-4e40-bd40-f0aea1713844","keyword":"key_6ac14136-d3e8-45ba-bcf7-832510c0d640","answer":"🏠 ¿En que barrio y calle vivis?","options":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,"refSerialize":"c82c31173e8e7ccd13469f9f3ae75582"}],"keyword":{},"callback":false}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70a53f95-2777-41ea-ab34-9eb3c4108404</text:p>
          </table:table-cell>
          <table:table-cell office:value-type="string">
            <text:p>104240abc954ca673930ccab7162dd07</text:p>
          </table:table-cell>
          <table:table-cell office:value-type="string">
            <text:p>4</text:p>
          </table:table-cell>
          <table:table-cell office:value-type="string">
            <text:p>e8139b7fa2fbc1b48f247924f8ad1961</text:p>
          </table:table-cell>
          <table:table-cell office:value-type="string">
            <text:p>5493804670202</text:p>
          </table:table-cell>
          <table:table-cell office:value-type="string">
            <text:p>{}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ans_aaa02e9c-381d-4e40-bd40-f0aea1713844</text:p>
          </table:table-cell>
          <table:table-cell office:value-type="string">
            <text:p>key_6ac14136-d3e8-45ba-bcf7-832510c0d640</text:p>
          </table:table-cell>
          <table:table-cell office:value-type="string">
            <text:p>🏠 ¿En que barrio y calle vivis?</text:p>
          </table:table-cell>
          <table:table-cell office:value-type="string">
            <text:p>c82c31173e8e7ccd13469f9f3ae75582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{"ref":"key_4723a4f9-b59e-4ef6-999e-47fb7051637e","keyword":["a","b","c","d","e","f","g","h","i","j","k","l","m","n","ñ","o","p","q","r","s","t","u","v","w","x","y","z"],"options":{"sensitive":false,"regex":false},"refSerialize":"d67d6c5253bf7cb6fc68fccba6befcc5"},{"ref":"ans_a0d45a3e-6aa8-403e-a32a-2f45a823f159","keyword":"key_4723a4f9-b59e-4ef6-999e-47fb7051637e","answer":"❤ Gracias por contactarte, te brindaremos una respuesta dentro de las próximas 24hs.","options":{"media":null,"buttons":[],"capture":false,"child":null,"delay":0,"nested":[],"keyword":{},"callback":false},"refSerialize":"36a8ee779741da05292b79347ca11a31"}],"keyword":{},"callback":false}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f77a2d9c-81ee-42f4-b656-9524fbcedcf2</text:p>
          </table:table-cell>
          <table:table-cell office:value-type="string">
            <text:p>c82c31173e8e7ccd13469f9f3ae75582</text:p>
          </table:table-cell>
          <table:table-cell office:value-type="string">
            <text:p>La paz 55</text:p>
          </table:table-cell>
          <table:table-cell office:value-type="string">
            <text:p>cfcbe4d9ab9cf9a7d2a4018b15e436a0</text:p>
          </table:table-cell>
          <table:table-cell office:value-type="string">
            <text:p>5493804670202</text:p>
          </table:table-cell>
          <table:table-cell office:value-type="string">
            <text:p>{}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ans_a0d45a3e-6aa8-403e-a32a-2f45a823f159</text:p>
          </table:table-cell>
          <table:table-cell office:value-type="string">
            <text:p>key_4723a4f9-b59e-4ef6-999e-47fb7051637e</text:p>
          </table:table-cell>
          <table:table-cell office:value-type="string">
            <text:p>❤ Gracias por contactarte, te brindaremos una respuesta dentro de las próximas 24hs.</text:p>
          </table:table-cell>
          <table:table-cell office:value-type="string">
            <text:p>36a8ee779741da05292b79347ca11a31</text:p>
          </table:table-cell>
          <table:table-cell office:value-type="string">
            <text:p>5493804670202</text:p>
          </table:table-cell>
          <table:table-cell office:value-type="string">
            <text:p>{"media":null,"buttons":[],"capture":false,"child":null,"delay":0,"nested":[],"keyword":{},"callback":false}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4-13T15:32:43+02:00</meta:creation-date>
  </office:meta>
</office:document-meta>
</file>